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27164"/>
          <table:table-cell office:value-type="float" office:value="0.01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5164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60525"/>
          <table:table-cell office:value-type="float" office:value="0.008"/>
          <table:table-cell office:value-type="float" office:value="0.0"/>
          <table:table-cell office:value-type="float" office:value="64.0"/>
          <table:table-cell office:value-type="float" office:value="0.0"/>
          <table:table-cell office:value-type="float" office:value="2307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2525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95921"/>
          <table:table-cell office:value-type="float" office:value="0.015"/>
          <table:table-cell office:value-type="float" office:value="0.01"/>
          <table:table-cell office:value-type="float" office:value="512.0"/>
          <table:table-cell office:value-type="float" office:value="0.0"/>
          <table:table-cell office:value-type="float" office:value="2253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0921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70296"/>
          <table:table-cell office:value-type="float" office:value="0.01"/>
          <table:table-cell office:value-type="float" office:value="0.0"/>
          <table:table-cell office:value-type="float" office:value="256.0"/>
          <table:table-cell office:value-type="float" office:value="0.0"/>
          <table:table-cell office:value-type="float" office:value="2297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0296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72852"/>
          <table:table-cell office:value-type="float" office:value="0.064"/>
          <table:table-cell office:value-type="float" office:value="0.05"/>
          <table:table-cell office:value-type="float" office:value="4096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8852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64553"/>
          <table:table-cell office:value-type="float" office:value="0.831"/>
          <table:table-cell office:value-type="float" office:value="0.82"/>
          <table:table-cell office:value-type="float" office:value="65536.0"/>
          <table:table-cell office:value-type="float" office:value="0.0"/>
          <table:table-cell office:value-type="float" office:value="2425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453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41946"/>
          <table:table-cell office:value-type="float" office:value="0.027"/>
          <table:table-cell office:value-type="float" office:value="0.01"/>
          <table:table-cell office:value-type="float" office:value="1024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4946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13838"/>
          <table:table-cell office:value-type="float" office:value="0.403"/>
          <table:table-cell office:value-type="float" office:value="0.39"/>
          <table:table-cell office:value-type="float" office:value="32768.0"/>
          <table:table-cell office:value-type="float" office:value="0.0"/>
          <table:table-cell office:value-type="float" office:value="2363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53799999999999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13.9359"/>
          <table:table-cell office:value-type="float" office:value="12.787"/>
          <table:table-cell office:value-type="float" office:value="12.78"/>
          <table:table-cell office:value-type="float" office:value="1048576.0"/>
          <table:table-cell office:value-type="float" office:value="0.0"/>
          <table:table-cell office:value-type="float" office:value="3945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1488999999999994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422.857"/>
          <table:table-cell office:value-type="float" office:value="408.612"/>
          <table:table-cell office:value-type="float" office:value="408.6"/>
          <table:table-cell office:value-type="float" office:value="33554432.0"/>
          <table:table-cell office:value-type="float" office:value="0.0"/>
          <table:table-cell office:value-type="float" office:value="56566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.245000000000005"/>
          <table:table-cell office:value-type="float" office:value="0.87417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69177"/>
          <table:table-cell office:value-type="float" office:value="0.058"/>
          <table:table-cell office:value-type="float" office:value="0.05"/>
          <table:table-cell office:value-type="float" office:value="4096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1177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4.47939"/>
          <table:table-cell office:value-type="float" office:value="3.602"/>
          <table:table-cell office:value-type="float" office:value="3.59"/>
          <table:table-cell office:value-type="float" office:value="262144.0"/>
          <table:table-cell office:value-type="float" office:value="0.0"/>
          <table:table-cell office:value-type="float" office:value="2723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73900000000006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225.512"/>
          <table:table-cell office:value-type="float" office:value="217.947"/>
          <table:table-cell office:value-type="float" office:value="217.94"/>
          <table:table-cell office:value-type="float" office:value="16777216.0"/>
          <table:table-cell office:value-type="float" office:value="0.0"/>
          <table:table-cell office:value-type="float" office:value="29220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564999999999998"/>
          <table:table-cell office:value-type="float" office:value="0.86996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0400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313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962841"/>
          <table:table-cell office:value-type="float" office:value="0.211"/>
          <table:table-cell office:value-type="float" office:value="0.2"/>
          <table:table-cell office:value-type="float" office:value="16384.0"/>
          <table:table-cell office:value-type="float" office:value="0.0"/>
          <table:table-cell office:value-type="float" office:value="23480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184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26.201"/>
          <table:table-cell office:value-type="float" office:value="24.692"/>
          <table:table-cell office:value-type="float" office:value="24.68"/>
          <table:table-cell office:value-type="float" office:value="2097152.0"/>
          <table:table-cell office:value-type="float" office:value="0.0"/>
          <table:table-cell office:value-type="float" office:value="5634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090000000000003"/>
          <table:table-cell office:value-type="float" office:value="0.8425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0377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8772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11113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0754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73247"/>
          <table:table-cell office:value-type="float" office:value="0.947"/>
          <table:table-cell office:value-type="float" office:value="0.93"/>
          <table:table-cell office:value-type="float" office:value="65536.0"/>
          <table:table-cell office:value-type="float" office:value="0.0"/>
          <table:table-cell office:value-type="float" office:value="2404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547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236.756"/>
          <table:table-cell office:value-type="float" office:value="229.388"/>
          <table:table-cell office:value-type="float" office:value="229.38"/>
          <table:table-cell office:value-type="float" office:value="16777216.0"/>
          <table:table-cell office:value-type="float" office:value="0.0"/>
          <table:table-cell office:value-type="float" office:value="291160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367999999999995"/>
          <table:table-cell office:value-type="float" office:value="0.82802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3357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26991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6268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4526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6104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3.99173"/>
          <table:table-cell office:value-type="float" office:value="3.149"/>
          <table:table-cell office:value-type="float" office:value="3.14"/>
          <table:table-cell office:value-type="float" office:value="262144.0"/>
          <table:table-cell office:value-type="float" office:value="0.0"/>
          <table:table-cell office:value-type="float" office:value="2747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273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5624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980.3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6198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110.6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5062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806.58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1662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7961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2192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9774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